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fo:font-family="'Arial Black'" style:font-family-generic="swiss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 cieniu Twoich rąk ukryj proszę mnie,</text:span><text:span text:style-name="T1"><text:line-break/></text:span><text:span text:style-name="T1">Gdy boję się, gdy wokół mrok, bądź światłem bądź nadziei dniem.</text:span><text:span text:style-name="T1"><text:line-break/></text:span><text:span text:style-name="T1">Wszystkim o czym śnię głosem w sercu mym,</text:span><text:span text:style-name="T1"><text:line-break/></text:span><text:span text:style-name="T1">Jak ręka która trzyma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ad brzegiem nocy brzegiem dni,</text:span><text:span text:style-name="T1"><text:line-break/></text:span><text:span text:style-name="T1">Bądź jak skrzydła dwa kiedy braknie si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hwyć mnie i nieś niech niebo bliżej będzie,</text:span><text:span text:style-name="T1"><text:line-break/></text:span><text:span text:style-name="T1">Tak bardzo chcę</text:span><text:span text:style-name="T1"><text:line-break/></text:span><text:span text:style-name="T1">w ramionach skryć się Twy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6cm" presentation:class="title" presentation:placeholder="true">
        <draw:text-box/>
      </draw:frame>
      <draw:frame presentation:style-name="Domyślnie-outline1" draw:layer="backgroundobjects" svg:width="25.199cm" svg:height="13.85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3-29T14:20:31</meta:creation-date>
    <dc:creator>Woda Życia</dc:creator>
    <dc:date>2017-01-09T20:31:22.07</dc:date>
    <dc:language>pl-PL</dc:language>
    <meta:editing-cycles>35</meta:editing-cycles>
    <meta:editing-duration>PT1H59M54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